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4.89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1.81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4cm" fo:break-before="auto" style:use-optimal-row-height="fals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1.947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/>
      <style:paragraph-properties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4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7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8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8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0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1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4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7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8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9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6" office:value-type="string">
            <text:p>memos</text:p>
          </table:table-cell>
          <table:table-cell table:style-name="ce36" table:number-columns-repeated="2"/>
          <table:table-cell table:style-name="ce36" office:value-type="string">
            <text:p>GPS</text:p>
          </table:table-cell>
          <table:table-cell table:style-name="ce36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11-13_12-45-58_000.jpg</text:p>
          </table:table-cell>
          <table:table-cell table:style-name="ce11" office:value-type="string">
            <text:p>:m 食べた物</text:p>
          </table:table-cell>
          <table:table-cell table:style-name="ce19"/>
          <table:table-cell table:style-name="ce4"/>
          <table:table-cell table:style-name="ce4"/>
          <table:table-cell table:style-name="ce38" table:formula="of:=IF([.E2]=&quot;&quot;;[.C2];CONCATENATE([.C2];&quot; / &quot;;[.E2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11-13_15-28-24_000.jpg</text:p>
          </table:table-cell>
          <table:table-cell table:style-name="ce11" office:value-type="string">
            <text:p>:m RES 1*4 / free# JVEMV6 76#_28:1 / 76. physics / w=~,topics=ヤコビアン,other=calc+;calc+;q+:open:(A=BC;detA=detB*detC):id=28N2:1,s=~,i=~,doc=r-2-4~5#3</text:p>
          </table:table-cell>
          <table:table-cell table:style-name="ce11"/>
          <table:table-cell table:style-name="ce4"/>
          <table:table-cell table:style-name="ce4"/>
          <table:table-cell table:style-name="ce38" table:formula="of:=IF([.E3]=&quot;&quot;;[.C3];CONCATENATE([.C3];&quot; / &quot;;[.E3]))" office:value-type="string" office:string-value=":m RES 1*4 / free# JVEMV6 76#_28:1 / 76. physics / w=~,topics=ヤコビアン,other=calc+;calc+;q+:open:(A=BC;detA=detB*detC):id=28N2:1,s=~,i=~,doc=r-2-4~5#3">
            <text:p>:m RES 1*4 / free# JVEMV6 76#_28:1 / 76. physics / w=~,topics=ヤコビアン,other=calc+;calc+;q+:open:(A=BC;detA=detB*detC):id=28N2:1,s=~,i=~,doc=r-2-4~5#3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1-11-13_15-28-44_000.jpg</text:p>
          </table:table-cell>
          <table:table-cell table:style-name="ce11" office:value-type="string">
            <text:p>:m RES 2*4 / free# JVEMV6 76#_28:1 / 76. physics / w=~,topics=ヤコビアン,other=q+;q+:(detA=det(-A))?;q+:id=4ZN9:1:(A_1=[[1 1][1 -1]];A_2=[[1 -1][1 1]]),s=~,i=~,doc=r-2-4~5#3</text:p>
          </table:table-cell>
          <table:table-cell table:style-name="ce11"/>
          <table:table-cell table:style-name="ce4"/>
          <table:table-cell table:style-name="ce4"/>
          <table:table-cell table:style-name="ce38" table:formula="of:=IF([.E4]=&quot;&quot;;[.C4];CONCATENATE([.C4];&quot; / &quot;;[.E4]))" office:value-type="string" office:string-value=":m RES 2*4 / free# JVEMV6 76#_28:1 / 76. physics / w=~,topics=ヤコビアン,other=q+;q+:(detA=det(-A))?;q+:id=4ZN9:1:(A_1=[[1 1][1 -1]];A_2=[[1 -1][1 1]]),s=~,i=~,doc=r-2-4~5#3">
            <text:p>:m RES 2*4 / free# JVEMV6 76#_28:1 / 76. physics / w=~,topics=ヤコビアン,other=q+;q+:(detA=det(-A))?;q+:id=4ZN9:1:(A_1=[[1 1][1 -1]];A_2=[[1 -1][1 1]]),s=~,i=~,doc=r-2-4~5#3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11-13_15-29-11_000.jpg</text:p>
          </table:table-cell>
          <table:table-cell table:style-name="ce11" office:value-type="string">
            <text:p>:m RES 3*4 / free# JVEMV6 76#_28:1 / 76. physics / w=~,topics=ヤコビアン,other=q+:id=BW3H:1:(B_1=[a b][c d]];B_2=[d c][a b]]),s=~,i=~,doc=r-2-4~5#3</text:p>
          </table:table-cell>
          <table:table-cell table:style-name="ce11"/>
          <table:table-cell table:style-name="ce4"/>
          <table:table-cell table:style-name="ce4"/>
          <table:table-cell table:style-name="ce38" table:formula="of:=IF([.E5]=&quot;&quot;;[.C5];CONCATENATE([.C5];&quot; / &quot;;[.E5]))" office:value-type="string" office:string-value=":m RES 3*4 / free# JVEMV6 76#_28:1 / 76. physics / w=~,topics=ヤコビアン,other=q+:id=BW3H:1:(B_1=[a b][c d]];B_2=[d c][a b]]),s=~,i=~,doc=r-2-4~5#3">
            <text:p>:m RES 3*4 / free# JVEMV6 76#_28:1 / 76. physics / w=~,topics=ヤコビアン,other=q+:id=BW3H:1:(B_1=[a b][c d]];B_2=[d c][a b]]),s=~,i=~,doc=r-2-4~5#3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1-11-13_15-29-31_000.jpg</text:p>
          </table:table-cell>
          <table:table-cell table:style-name="ce11" office:value-type="string">
            <text:p>:m RES 4*4 / free# JVEMV6 76#_28:1 / 76. physics / w=~,topics=ヤコビアン,other=q+:id=BW3H:1:(B_1=[a b][c d]];B_2=[d c][a b]]),s=~,i=~,doc=r-2-4~5#3 / N+</text:p>
          </table:table-cell>
          <table:table-cell table:style-name="ce19"/>
          <table:table-cell table:style-name="ce4"/>
          <table:table-cell table:style-name="ce4"/>
          <table:table-cell table:style-name="ce38" table:formula="of:=IF([.E6]=&quot;&quot;;[.C6];CONCATENATE([.C6];&quot; / &quot;;[.E6]))" office:value-type="string" office:string-value=":m RES 4*4 / free# JVEMV6 76#_28:1 / 76. physics / w=~,topics=ヤコビアン,other=q+:id=BW3H:1:(B_1=[a b][c d]];B_2=[d c][a b]]),s=~,i=~,doc=r-2-4~5#3 / N+">
            <text:p>:m RES 4*4 / free# JVEMV6 76#_28:1 / 76. physics / w=~,topics=ヤコビアン,other=q+:id=BW3H:1:(B_1=[a b][c d]];B_2=[d c][a b]]),s=~,i=~,doc=r-2-4~5#3 / N+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1-11-13_19-09-44_000.jpg</text:p>
          </table:table-cell>
          <table:table-cell table:style-name="ce11" office:value-type="string">
            <text:p>:m :篠笛,shinobue #*# / session-memo / s.1:todays-melody,R=~,i.f.=~,notes=h:4__-7_-4__,Re+,other=use:dai-kan;memo=fingering:dai-kan \\\ s.2:todays-melody,R=~,i.f.=~,notes=h:3__-4__-7,key=Bf(h-4__),Re+,other=use:dai-kan \\\ s.3:todays-melody,R=~,i.f.=~,notes=h:4_-3_-4_-7_-6_,key=Ef(h-4_),Re+,other=~</text:p>
          </table:table-cell>
          <table:table-cell table:style-name="ce11"/>
          <table:table-cell table:style-name="ce4"/>
          <table:table-cell table:style-name="ce4"/>
          <table:table-cell table:style-name="ce38" table:formula="of:=IF([.E7]=&quot;&quot;;[.C7];CONCATENATE([.C7];&quot; / &quot;;[.E7]))" office:value-type="string" office:string-value=":m :篠笛,shinobue #*# / session-memo / s.1:todays-melody,R=~,i.f.=~,notes=h:4__-7_-4__,Re+,other=use:dai-kan;memo=fingering:dai-kan \\\ s.2:todays-melody,R=~,i.f.=~,notes=h:3__-4__-7,key=Bf(h-4__),Re+,other=use:dai-kan \\\ s.3:todays-melody,R=~,i.f.=~,notes=h:4_-3_-4_-7_-6_,key=Ef(h-4_),Re+,other=~">
            <text:p>:m :篠笛,shinobue #*# / session-memo / s.1:todays-melody,R=~,i.f.=~,notes=h:4__-7_-4__,Re+,other=use:dai-kan;memo=fingering:dai-kan \\\ s.2:todays-melody,R=~,i.f.=~,notes=h:3__-4__-7,key=Bf(h-4__),Re+,other=use:dai-kan \\\ s.3:todays-melody,R=~,i.f.=~,notes=h:4_-3_-4_-7_-6_,key=Ef(h-4_),Re+,other=~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1-11-13_19-11-55_000.jpg</text:p>
          </table:table-cell>
          <table:table-cell table:style-name="ce11" office:value-type="string">
            <text:p>:m RES 1*1 / free# JVEMV6 76#_28:1 / 76. physics / w=~,topics=微分方程式：(dy/dt=∂y/∂x*dx/dt),other=歯車の図,s=~,i=~,doc=~</text:p>
          </table:table-cell>
          <table:table-cell table:style-name="ce11"/>
          <table:table-cell table:style-name="ce4"/>
          <table:table-cell table:style-name="ce4"/>
          <table:table-cell table:style-name="ce38" table:formula="of:=IF([.E8]=&quot;&quot;;[.C8];CONCATENATE([.C8];&quot; / &quot;;[.E8]))" office:value-type="string" office:string-value=":m RES 1*1 / free# JVEMV6 76#_28:1 / 76. physics / w=~,topics=微分方程式：(dy/dt=∂y/∂x*dx/dt),other=歯車の図,s=~,i=~,doc=~">
            <text:p>:m RES 1*1 / free# JVEMV6 76#_28:1 / 76. physics / w=~,topics=微分方程式：(dy/dt=∂y/∂x*dx/dt),other=歯車の図,s=~,i=~,doc=~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1-11-13_21-34-48_000.jpg</text:p>
          </table:table-cell>
          <table:table-cell table:style-name="ce11" office:value-type="string">
            <text:p>:m 食べた物</text:p>
          </table:table-cell>
          <table:table-cell table:style-name="ce18"/>
          <table:table-cell table:style-name="ce4"/>
          <table:table-cell table:style-name="ce4"/>
          <table:table-cell table:style-name="ce38" table:formula="of:=IF([.E9]=&quot;&quot;;[.C9];CONCATENATE([.C9];&quot; / &quot;;[.E9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1-11-14_05-36-45_000.jpg</text:p>
          </table:table-cell>
          <table:table-cell table:style-name="ce20" office:value-type="string">
            <text:p>:m :PHOTO 起きた時刻（夜中） / 2021</text:p>
          </table:table-cell>
          <table:table-cell table:style-name="ce19"/>
          <table:table-cell table:style-name="ce4"/>
          <table:table-cell table:style-name="ce4"/>
          <table:table-cell table:style-name="ce38" table:formula="of:=IF([.E10]=&quot;&quot;;[.C10];CONCATENATE([.C10];&quot; / &quot;;[.E10]))" office:value-type="string" office:string-value=":m :PHOTO 起きた時刻（夜中） / 2021">
            <text:p>:m :PHOTO 起きた時刻（夜中） / 2021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2021-11-14_07-15-54_000.jpg</text:p>
          </table:table-cell>
          <table:table-cell table:style-name="ce18" office:value-type="string">
            <text:p>-*</text:p>
          </table:table-cell>
          <table:table-cell table:style-name="ce11"/>
          <table:table-cell table:style-name="ce4"/>
          <table:table-cell table:style-name="ce4"/>
          <table:table-cell table:style-name="ce38" table:formula="of:=IF([.E11]=&quot;&quot;;[.C11];CONCATENATE([.C11];&quot; / &quot;;[.E11]))" office:value-type="string" office:string-value="-*">
            <text:p>-*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2021-11-14_07-16-12_000.jpg</text:p>
          </table:table-cell>
          <table:table-cell table:style-name="ce18" office:value-type="string">
            <text:p>:PHOTO 記録 / @自室 / 電池交換 / object=トイレ用：照明：ランタン型</text:p>
          </table:table-cell>
          <table:table-cell table:style-name="ce11"/>
          <table:table-cell table:style-name="ce4"/>
          <table:table-cell table:style-name="ce4"/>
          <table:table-cell table:style-name="ce38" table:formula="of:=IF([.E12]=&quot;&quot;;[.C12];CONCATENATE([.C12];&quot; / &quot;;[.E12]))" office:value-type="string" office:string-value=":PHOTO 記録 / @自室 / 電池交換 / object=トイレ用：照明：ランタン型">
            <text:p>:PHOTO 記録 / @自室 / 電池交換 / object=トイレ用：照明：ランタン型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 office:value-type="string">
            <text:p>2021-11-14_07-16-44_000.jpg</text:p>
          </table:table-cell>
          <table:table-cell table:style-name="ce18" office:value-type="string">
            <text:p>:m :PHOTO 起きた時刻 / 2021</text:p>
          </table:table-cell>
          <table:table-cell table:style-name="ce18"/>
          <table:table-cell table:style-name="ce4"/>
          <table:table-cell table:style-name="ce4"/>
          <table:table-cell table:style-name="ce38" table:formula="of:=IF([.E13]=&quot;&quot;;[.C13];CONCATENATE([.C13];&quot; / &quot;;[.E13]))" office:value-type="string" office:string-value=":m :PHOTO 起きた時刻 / 2021">
            <text:p>:m :PHOTO 起きた時刻 / 2021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4" office:value-type="string">
            <text:p>2021-11-14_07-49-59_000.jpg</text:p>
          </table:table-cell>
          <table:table-cell table:style-name="ce18" office:value-type="string">
            <text:p>:m RES 1*2 / free# JVEMV6 76#_id=BW3H:2 / 76. physics / w=(B_1=[a b][c d]];B_2=[d c][a b]]),topics=行列の各要素の位置を回転させる、そんな行列,other=i+,s=~,i=~,doc=~</text:p>
          </table:table-cell>
          <table:table-cell table:style-name="ce11"/>
          <table:table-cell table:style-name="ce4"/>
          <table:table-cell table:style-name="ce4"/>
          <table:table-cell table:style-name="ce38" table:formula="of:=IF([.E14]=&quot;&quot;;[.C14];CONCATENATE([.C14];&quot; / &quot;;[.E14]))" office:value-type="string" office:string-value=":m RES 1*2 / free# JVEMV6 76#_id=BW3H:2 / 76. physics / w=(B_1=[a b][c d]];B_2=[d c][a b]]),topics=行列の各要素の位置を回転させる、そんな行列,other=i+,s=~,i=~,doc=~">
            <text:p>:m RES 1*2 / free# JVEMV6 76#_id=BW3H:2 / 76. physics / w=(B_1=[a b][c d]];B_2=[d c][a b]]),topics=行列の各要素の位置を回転させる、そんな行列,other=i+,s=~,i=~,doc=~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4" office:value-type="string">
            <text:p>2021-11-14_07-50-20_000.jpg</text:p>
          </table:table-cell>
          <table:table-cell table:style-name="ce11" office:value-type="string">
            <text:p>:m RES 2*2 / free# JVEMV6 76#_id=BW3H:2 / 76. physics / w=(B_1=[a b][c d]];B_2=[d c][a b]]),topics=行列の各要素の位置を回転させる、そんな行列,other=i+,s=~,i=~,doc=~ / N+</text:p>
          </table:table-cell>
          <table:table-cell table:style-name="ce11"/>
          <table:table-cell table:style-name="ce4"/>
          <table:table-cell table:style-name="ce4"/>
          <table:table-cell table:style-name="ce38" table:formula="of:=IF([.E15]=&quot;&quot;;[.C15];CONCATENATE([.C15];&quot; / &quot;;[.E15]))" office:value-type="string" office:string-value=":m RES 2*2 / free# JVEMV6 76#_id=BW3H:2 / 76. physics / w=(B_1=[a b][c d]];B_2=[d c][a b]]),topics=行列の各要素の位置を回転させる、そんな行列,other=i+,s=~,i=~,doc=~ / N+">
            <text:p>:m RES 2*2 / free# JVEMV6 76#_id=BW3H:2 / 76. physics / w=(B_1=[a b][c d]];B_2=[d c][a b]]),topics=行列の各要素の位置を回転させる、そんな行列,other=i+,s=~,i=~,doc=~ / N+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4" office:value-type="string">
            <text:p>2021-11-14_07-50-48_000.jpg</text:p>
          </table:table-cell>
          <table:table-cell table:style-name="ce19" office:value-type="string">
            <text:p>:m RES 1*2 / free# JVEMV6 76#_id=BW3H:3 / 76. physics / w=(B_1=[a b][c d]];B_2=[b d][a c]]),topics=行列の各要素の位置を回転させる、そんな行列,other=q+:id=I9JY:1:(A_1=[[a a][a a]]),s=~,i=~,doc=~</text:p>
          </table:table-cell>
          <table:table-cell table:style-name="ce11"/>
          <table:table-cell table:style-name="ce4"/>
          <table:table-cell table:style-name="ce4"/>
          <table:table-cell table:style-name="ce38" table:formula="of:=IF([.E16]=&quot;&quot;;[.C16];CONCATENATE([.C16];&quot; / &quot;;[.E16]))" office:value-type="string" office:string-value=":m RES 1*2 / free# JVEMV6 76#_id=BW3H:3 / 76. physics / w=(B_1=[a b][c d]];B_2=[b d][a c]]),topics=行列の各要素の位置を回転させる、そんな行列,other=q+:id=I9JY:1:(A_1=[[a a][a a]]),s=~,i=~,doc=~">
            <text:p>:m RES 1*2 / free# JVEMV6 76#_id=BW3H:3 / 76. physics / w=(B_1=[a b][c d]];B_2=[b d][a c]]),topics=行列の各要素の位置を回転させる、そんな行列,other=q+:id=I9JY:1:(A_1=[[a a][a a]]),s=~,i=~,doc=~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4" office:value-type="string">
            <text:p>2021-11-14_07-51-23_000.jpg</text:p>
          </table:table-cell>
          <table:table-cell table:style-name="ce11" office:value-type="string">
            <text:p>:m RES 2*2 / free# JVEMV6 76#_id=BW3H:3 / 76. physics / w=(B_1=[a b][c d]];B_2=[b d][a c]]),topics=行列の各要素の位置を回転させる、そんな行列,other=q+:id=I9JY:1:(A_1=[[a a][a a]]);theorem+,s=~,i=~,doc=~</text:p>
          </table:table-cell>
          <table:table-cell table:style-name="ce18"/>
          <table:table-cell table:style-name="ce4"/>
          <table:table-cell table:style-name="ce4"/>
          <table:table-cell table:style-name="ce38" table:formula="of:=IF([.E17]=&quot;&quot;;[.C17];CONCATENATE([.C17];&quot; / &quot;;[.E17]))" office:value-type="string" office:string-value=":m RES 2*2 / free# JVEMV6 76#_id=BW3H:3 / 76. physics / w=(B_1=[a b][c d]];B_2=[b d][a c]]),topics=行列の各要素の位置を回転させる、そんな行列,other=q+:id=I9JY:1:(A_1=[[a a][a a]]);theorem+,s=~,i=~,doc=~">
            <text:p>:m RES 2*2 / free# JVEMV6 76#_id=BW3H:3 / 76. physics / w=(B_1=[a b][c d]];B_2=[b d][a c]]),topics=行列の各要素の位置を回転させる、そんな行列,other=q+:id=I9JY:1:(A_1=[[a a][a a]]);theorem+,s=~,i=~,doc=~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4" office:value-type="string">
            <text:p>2021-11-14_07-52-05_000.jpg</text:p>
          </table:table-cell>
          <table:table-cell table:style-name="ce11" office:value-type="string">
            <text:p>:m RES 1*1 / free# JVEMV6 76#_id=ECOR:1 / 76. physics / w=~,topics=隣り合う整数：和、積：性質,other=~,s=~,i=~,doc=~</text:p>
          </table:table-cell>
          <table:table-cell table:style-name="ce20"/>
          <table:table-cell table:style-name="ce4"/>
          <table:table-cell table:style-name="ce4"/>
          <table:table-cell table:style-name="ce38" table:formula="of:=IF([.E18]=&quot;&quot;;[.C18];CONCATENATE([.C18];&quot; / &quot;;[.E18]))" office:value-type="string" office:string-value=":m RES 1*1 / free# JVEMV6 76#_id=ECOR:1 / 76. physics / w=~,topics=隣り合う整数：和、積：性質,other=~,s=~,i=~,doc=~">
            <text:p>:m RES 1*1 / free# JVEMV6 76#_id=ECOR:1 / 76. physics / w=~,topics=隣り合う整数：和、積：性質,other=~,s=~,i=~,doc=~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11-13_21-08-32_000.mp4</text:p>
          </table:table-cell>
          <table:table-cell table:style-name="ce20" office:value-type="string">
            <text:p>:VIDEO / @自室 / 記録 / percussion,rythm / 演奏、play / R=1 / todays-rythm,item=真空管ボトル,hitter=hand:one-hand,Re+</text:p>
          </table:table-cell>
          <table:table-cell table:style-name="ce18"/>
          <table:table-cell table:style-name="ce4"/>
          <table:table-cell table:style-name="ce4"/>
          <table:table-cell table:style-name="ce38" table:formula="of:=IF([.E19]=&quot;&quot;;[.C19];CONCATENATE([.C19];&quot; / &quot;;[.E19]))" office:value-type="string" office:string-value=":VIDEO / @自室 / 記録 / percussion,rythm / 演奏、play / R=1 / todays-rythm,item=真空管ボトル,hitter=hand:one-hand,Re+">
            <text:p>:VIDEO / @自室 / 記録 / percussion,rythm / 演奏、play / R=1 / todays-rythm,item=真空管ボトル,hitter=hand:one-hand,Re+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1"/>
          <table:table-cell table:style-name="ce4"/>
          <table:table-cell table:style-name="ce4"/>
          <table:table-cell table:style-name="ce38" table:formula="of:=IF([.E20]=&quot;&quot;;[.C20];CONCATENATE([.C20];&quot; / &quot;;[.E2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21]=&quot;&quot;;[.C21];CONCATENATE([.C21];&quot; / &quot;;[.E2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11"/>
          <table:table-cell table:style-name="ce11"/>
          <table:table-cell table:style-name="ce4" table:formula="of:=[.F22]" office:value-type="string" office:string-value="N-35-38-4.304809 E-139-36-55.393066">
            <text:p>N-35-38-4.304809 E-139-36-55.393066</text:p>
          </table:table-cell>
          <table:table-cell table:style-name="ce4" office:value-type="string">
            <text:p>N-35-38-4.304809 E-139-36-55.393066</text:p>
          </table:table-cell>
          <table:table-cell table:style-name="ce38" table:formula="of:=IF([.E22]=&quot;&quot;;[.C22];CONCATENATE([.C22];&quot; / &quot;;[.E22]))" office:value-type="string" office:string-value=" / N-35-38-4.304809 E-139-36-55.393066">
            <text:p><text:s/>/ N-35-38-4.304809 E-139-36-55.393066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11"/>
          <table:table-cell table:style-name="ce18"/>
          <table:table-cell table:style-name="ce4" table:formula="of:=[.F23]" office:value-type="string" office:string-value="N-35-38-4.304809 E-139-36-55.393066">
            <text:p>N-35-38-4.304809 E-139-36-55.393066</text:p>
          </table:table-cell>
          <table:table-cell table:style-name="ce4" office:value-type="string">
            <text:p>N-35-38-4.304809 E-139-36-55.393066</text:p>
          </table:table-cell>
          <table:table-cell table:style-name="ce38" table:formula="of:=IF([.E23]=&quot;&quot;;[.C23];CONCATENATE([.C23];&quot; / &quot;;[.E23]))" office:value-type="string" office:string-value=" / N-35-38-4.304809 E-139-36-55.393066">
            <text:p><text:s/>/ N-35-38-4.304809 E-139-36-55.393066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20"/>
          <table:table-cell table:style-name="ce4" table:formula="of:=[.F24]" office:value-type="string" office:string-value="N-35-38-4.304809 E-139-36-55.393066">
            <text:p>N-35-38-4.304809 E-139-36-55.393066</text:p>
          </table:table-cell>
          <table:table-cell table:style-name="ce4" office:value-type="string">
            <text:p>N-35-38-4.304809 E-139-36-55.393066</text:p>
          </table:table-cell>
          <table:table-cell table:style-name="ce38" table:formula="of:=IF([.E24]=&quot;&quot;;[.C24];CONCATENATE([.C24];&quot; / &quot;;[.E24]))" office:value-type="string" office:string-value=" / N-35-38-4.304809 E-139-36-55.393066">
            <text:p><text:s/>/ N-35-38-4.304809 E-139-36-55.393066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11"/>
          <table:table-cell table:style-name="ce11"/>
          <table:table-cell table:style-name="ce4" table:formula="of:=[.F25]" office:value-type="string" office:string-value="N-35-38-5.25238 E-139-36-55.447998">
            <text:p>N-35-38-5.25238 E-139-36-55.447998</text:p>
          </table:table-cell>
          <table:table-cell table:style-name="ce4" office:value-type="string">
            <text:p>N-35-38-5.25238 E-139-36-55.447998</text:p>
          </table:table-cell>
          <table:table-cell table:style-name="ce38" table:formula="of:=IF([.E25]=&quot;&quot;;[.C25];CONCATENATE([.C25];&quot; / &quot;;[.E25]))" office:value-type="string" office:string-value=" / N-35-38-5.25238 E-139-36-55.447998">
            <text:p><text:s/>/ N-35-38-5.25238 E-139-36-55.447998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 table:formula="of:=[.F26]" office:value-type="string" office:string-value="N-35-38-5.25238 E-139-36-55.447998">
            <text:p>N-35-38-5.25238 E-139-36-55.447998</text:p>
          </table:table-cell>
          <table:table-cell table:style-name="ce4" office:value-type="string">
            <text:p>N-35-38-5.25238 E-139-36-55.447998</text:p>
          </table:table-cell>
          <table:table-cell table:style-name="ce38" table:formula="of:=IF([.E26]=&quot;&quot;;[.C26];CONCATENATE([.C26];&quot; / &quot;;[.E26]))" office:value-type="string" office:string-value=" / N-35-38-5.25238 E-139-36-55.447998">
            <text:p><text:s/>/ N-35-38-5.25238 E-139-36-55.447998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20"/>
          <table:table-cell table:style-name="ce4" table:formula="of:=[.F27]" office:value-type="string" office:string-value="N-35-38-5.101318 E-139-36-55.612792">
            <text:p>N-35-38-5.101318 E-139-36-55.612792</text:p>
          </table:table-cell>
          <table:table-cell table:style-name="ce4" office:value-type="string">
            <text:p>N-35-38-5.101318 E-139-36-55.612792</text:p>
          </table:table-cell>
          <table:table-cell table:style-name="ce38" table:formula="of:=IF([.E27]=&quot;&quot;;[.C27];CONCATENATE([.C27];&quot; / &quot;;[.E27]))" office:value-type="string" office:string-value=" / N-35-38-5.101318 E-139-36-55.612792">
            <text:p><text:s/>/ N-35-38-5.101318 E-139-36-55.612792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8"/>
          <table:table-cell table:style-name="ce4" table:formula="of:=[.F28]" office:value-type="string" office:string-value="N-35-38-3.467102 E-139-36-54.624023">
            <text:p>N-35-38-3.467102 E-139-36-54.624023</text:p>
          </table:table-cell>
          <table:table-cell table:style-name="ce4" office:value-type="string">
            <text:p>N-35-38-3.467102 E-139-36-54.624023</text:p>
          </table:table-cell>
          <table:table-cell table:style-name="ce38" table:formula="of:=IF([.E28]=&quot;&quot;;[.C28];CONCATENATE([.C28];&quot; / &quot;;[.E28]))" office:value-type="string" office:string-value=" / N-35-38-3.467102 E-139-36-54.624023">
            <text:p><text:s/>/ N-35-38-3.467102 E-139-36-54.624023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 table:formula="of:=[.F29]" office:value-type="string" office:string-value="N-35-38-3.467102 E-139-36-54.624023">
            <text:p>N-35-38-3.467102 E-139-36-54.624023</text:p>
          </table:table-cell>
          <table:table-cell table:style-name="ce4" office:value-type="string">
            <text:p>N-35-38-3.467102 E-139-36-54.624023</text:p>
          </table:table-cell>
          <table:table-cell table:style-name="ce38" table:formula="of:=IF([.E29]=&quot;&quot;;[.C29];CONCATENATE([.C29];&quot; / &quot;;[.E29]))" office:value-type="string" office:string-value=" / N-35-38-3.467102 E-139-36-54.624023">
            <text:p><text:s/>/ N-35-38-3.467102 E-139-36-54.624023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 table:formula="of:=[.F30]" office:value-type="string" office:string-value="N-35-38-3.467102 E-139-36-54.624023">
            <text:p>N-35-38-3.467102 E-139-36-54.624023</text:p>
          </table:table-cell>
          <table:table-cell table:style-name="ce4" office:value-type="string">
            <text:p>N-35-38-3.467102 E-139-36-54.624023</text:p>
          </table:table-cell>
          <table:table-cell table:style-name="ce38" table:formula="of:=IF([.E30]=&quot;&quot;;[.C30];CONCATENATE([.C30];&quot; / &quot;;[.E30]))" office:value-type="string" office:string-value=" / N-35-38-3.467102 E-139-36-54.624023">
            <text:p><text:s/>/ N-35-38-3.467102 E-139-36-54.624023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1"/>
          <table:table-cell table:style-name="ce4" table:formula="of:=[.F31]" office:value-type="string" office:string-value="N-35-35-28.614807 E-139-34-49.544677">
            <text:p>N-35-35-28.614807 E-139-34-49.544677</text:p>
          </table:table-cell>
          <table:table-cell table:style-name="ce4" office:value-type="string">
            <text:p>N-35-35-28.614807 E-139-34-49.544677</text:p>
          </table:table-cell>
          <table:table-cell table:style-name="ce38" table:formula="of:=IF([.E31]=&quot;&quot;;[.C31];CONCATENATE([.C31];&quot; / &quot;;[.E31]))" office:value-type="string" office:string-value=" / N-35-35-28.614807 E-139-34-49.544677">
            <text:p><text:s/>/ N-35-35-28.614807 E-139-34-49.544677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32]=&quot;&quot;;[.C32];CONCATENATE([.C32];&quot; / &quot;;[.E3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1"/>
          <table:table-cell table:style-name="ce4"/>
          <table:table-cell table:style-name="ce4"/>
          <table:table-cell table:style-name="ce38" table:formula="of:=IF([.E33]=&quot;&quot;;[.C33];CONCATENATE([.C33];&quot; / &quot;;[.E3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0"/>
          <table:table-cell table:style-name="ce4"/>
          <table:table-cell table:style-name="ce4"/>
          <table:table-cell table:style-name="ce38" table:formula="of:=IF([.E34]=&quot;&quot;;[.C34];CONCATENATE([.C34];&quot; / &quot;;[.E3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8"/>
          <table:table-cell table:style-name="ce4"/>
          <table:table-cell table:style-name="ce4"/>
          <table:table-cell table:style-name="ce38" table:formula="of:=IF([.E35]=&quot;&quot;;[.C35];CONCATENATE([.C35];&quot; / &quot;;[.E3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9"/>
          <table:table-cell table:style-name="ce4"/>
          <table:table-cell table:style-name="ce4"/>
          <table:table-cell table:style-name="ce38" table:formula="of:=IF([.E36]=&quot;&quot;;[.C36];CONCATENATE([.C36];&quot; / &quot;;[.E3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1"/>
          <table:table-cell table:style-name="ce4"/>
          <table:table-cell table:style-name="ce4"/>
          <table:table-cell table:style-name="ce38" table:formula="of:=IF([.E37]=&quot;&quot;;[.C37];CONCATENATE([.C37];&quot; / &quot;;[.E3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1"/>
          <table:table-cell table:style-name="ce4"/>
          <table:table-cell table:style-name="ce4"/>
          <table:table-cell table:style-name="ce38" table:formula="of:=IF([.E38]=&quot;&quot;;[.C38];CONCATENATE([.C38];&quot; / &quot;;[.E3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8" table:formula="of:=IF([.E39]=&quot;&quot;;[.C39];CONCATENATE([.C39];&quot; / &quot;;[.E3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40]=&quot;&quot;;[.C40];CONCATENATE([.C40];&quot; / &quot;;[.E4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27"/>
          <table:table-cell table:style-name="ce11"/>
          <table:table-cell table:style-name="ce4"/>
          <table:table-cell table:style-name="ce4"/>
          <table:table-cell table:style-name="ce38" table:formula="of:=IF([.E41]=&quot;&quot;;[.C41];CONCATENATE([.C41];&quot; / &quot;;[.E4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11"/>
          <table:table-cell table:style-name="ce4"/>
          <table:table-cell table:style-name="ce4"/>
          <table:table-cell table:style-name="ce38" table:formula="of:=IF([.E42]=&quot;&quot;;[.C42];CONCATENATE([.C42];&quot; / &quot;;[.E4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3]=&quot;&quot;;[.C43];CONCATENATE([.C43];&quot; / &quot;;[.E4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4]=&quot;&quot;;[.C44];CONCATENATE([.C44];&quot; / &quot;;[.E4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5]=&quot;&quot;;[.C45];CONCATENATE([.C45];&quot; / &quot;;[.E4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46]=&quot;&quot;;[.C46];CONCATENATE([.C46];&quot; / &quot;;[.E4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47]=&quot;&quot;;[.C47];CONCATENATE([.C47];&quot; / &quot;;[.E4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48]=&quot;&quot;;[.C48];CONCATENATE([.C48];&quot; / &quot;;[.E4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7"/>
          <table:table-cell table:style-name="ce4"/>
          <table:table-cell table:style-name="ce4"/>
          <table:table-cell table:style-name="ce38" table:formula="of:=IF([.E49]=&quot;&quot;;[.C49];CONCATENATE([.C49];&quot; / &quot;;[.E4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50]=&quot;&quot;;[.C50];CONCATENATE([.C50];&quot; / &quot;;[.E5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51]=&quot;&quot;;[.C51];CONCATENATE([.C51];&quot; / &quot;;[.E5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52]=&quot;&quot;;[.C52];CONCATENATE([.C52];&quot; / &quot;;[.E5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3]=&quot;&quot;;[.C53];CONCATENATE([.C53];&quot; / &quot;;[.E5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4]=&quot;&quot;;[.C54];CONCATENATE([.C54];&quot; / &quot;;[.E5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8"/>
          <table:table-cell table:style-name="ce4"/>
          <table:table-cell table:style-name="ce4"/>
          <table:table-cell table:style-name="ce38" table:formula="of:=IF([.E55]=&quot;&quot;;[.C55];CONCATENATE([.C55];&quot; / &quot;;[.E5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6]=&quot;&quot;;[.C56];CONCATENATE([.C56];&quot; / &quot;;[.E5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7]=&quot;&quot;;[.C57];CONCATENATE([.C57];&quot; / &quot;;[.E5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8]=&quot;&quot;;[.C58];CONCATENATE([.C58];&quot; / &quot;;[.E5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9]=&quot;&quot;;[.C59];CONCATENATE([.C59];&quot; / &quot;;[.E5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0]=&quot;&quot;;[.C60];CONCATENATE([.C60];&quot; / &quot;;[.E6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1]=&quot;&quot;;[.C61];CONCATENATE([.C61];&quot; / &quot;;[.E6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2]=&quot;&quot;;[.C62];CONCATENATE([.C62];&quot; / &quot;;[.E6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37"/>
          <table:table-cell table:style-name="ce4"/>
          <table:table-cell table:style-name="ce4"/>
          <table:table-cell table:style-name="ce38" table:formula="of:=IF([.E63]=&quot;&quot;;[.C63];CONCATENATE([.C63];&quot; / &quot;;[.E6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37"/>
          <table:table-cell table:style-name="ce4"/>
          <table:table-cell table:style-name="ce4"/>
          <table:table-cell table:style-name="ce38" table:formula="of:=IF([.E64]=&quot;&quot;;[.C64];CONCATENATE([.C64];&quot; / &quot;;[.E6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65]=&quot;&quot;;[.C65];CONCATENATE([.C65];&quot; / &quot;;[.E6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8"/>
          <table:table-cell table:style-name="ce4"/>
          <table:table-cell table:style-name="ce4"/>
          <table:table-cell table:style-name="ce38" table:formula="of:=IF([.E66]=&quot;&quot;;[.C66];CONCATENATE([.C66];&quot; / &quot;;[.E6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7]=&quot;&quot;;[.C67];CONCATENATE([.C67];&quot; / &quot;;[.E6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8]=&quot;&quot;;[.C68];CONCATENATE([.C68];&quot; / &quot;;[.E6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9]=&quot;&quot;;[.C69];CONCATENATE([.C69];&quot; / &quot;;[.E6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0]=&quot;&quot;;[.C70];CONCATENATE([.C70];&quot; / &quot;;[.E7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1]=&quot;&quot;;[.C71];CONCATENATE([.C71];&quot; / &quot;;[.E7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2]=&quot;&quot;;[.C72];CONCATENATE([.C72];&quot; / &quot;;[.E7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3]=&quot;&quot;;[.C73];CONCATENATE([.C73];&quot; / &quot;;[.E7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4]=&quot;&quot;;[.C74];CONCATENATE([.C74];&quot; / &quot;;[.E7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5]=&quot;&quot;;[.C75];CONCATENATE([.C75];&quot; / &quot;;[.E7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6]=&quot;&quot;;[.C76];CONCATENATE([.C76];&quot; / &quot;;[.E7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7]=&quot;&quot;;[.C77];CONCATENATE([.C77];&quot; / &quot;;[.E7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number-columns-repeated="2" table:style-name="ce11" office:value-type="string">
            <text:p>**</text:p>
          </table:table-cell>
          <table:table-cell table:style-name="ce20"/>
          <table:table-cell table:style-name="ce4"/>
          <table:table-cell table:style-name="ce4"/>
          <table:table-cell table:style-name="ce38" table:formula="of:=IF([.E78]=&quot;&quot;;[.C78];CONCATENATE([.C78];&quot; / &quot;;[.E78]))" office:value-type="string" office:string-value="**">
            <text:p>**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9]=&quot;&quot;;[.C79];CONCATENATE([.C79];&quot; / &quot;;[.E7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4"/>
          <table:table-cell table:style-name="ce11" office:value-type="string">
            <text:p>:m 東和 PHOTO / 211112f / 二子玉川（電車）；NHK技研前（バス、東急） / 安藤様共同住宅 / ２名（小林さん：横浜営業所：職長） / ㈲アクア（設備）（大東建託） / 出発時間</text:p>
          </table:table-cell>
          <table:table-cell table:style-name="ce20"/>
          <table:table-cell table:style-name="ce4"/>
          <table:table-cell table:style-name="ce4"/>
          <table:table-cell table:style-name="ce38" table:formula="of:=IF([.E80]=&quot;&quot;;[.C80];CONCATENATE([.C80];&quot; / &quot;;[.E80]))" office:value-type="string" office:string-value=":m 東和 PHOTO / 211112f / 二子玉川（電車）；NHK技研前（バス、東急） / 安藤様共同住宅 / ２名（小林さん：横浜営業所：職長） / ㈲アクア（設備）（大東建託） / 出発時間">
            <text:p>:m 東和 PHOTO / 211112f / 二子玉川（電車）；NHK技研前（バス、東急） / 安藤様共同住宅 / ２名（小林さん：横浜営業所：職長） / ㈲アクア（設備）（大東建託） / 出発時間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/>
          <table:table-cell table:style-name="ce11"/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/>
          <table:table-cell table:style-name="ce11"/>
          <table:table-cell table:style-name="ce4"/>
          <table:table-cell table:style-name="ce4"/>
          <table:table-cell table:style-name="ce4"/>
          <table:table-cell table:style-name="ce38" table:formula="of:=IF([.E82]=&quot;&quot;;[.C82];CONCATENATE([.C82];&quot; / &quot;;[.E8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/>
          <table:table-cell table:style-name="ce11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/>
          <table:table-cell table:style-name="ce11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/>
          <table:table-cell table:style-name="ce11"/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/>
          <table:table-cell table:style-name="ce11" office:value-type="string">
            <text:p>:m :PHOTO 寝た時刻 / 2021</text:p>
          </table:table-cell>
          <table:table-cell table:style-name="ce11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/>
          <table:table-cell table:style-name="ce20" office:value-type="string">
            <text:p>:m :PHOTO 起きた時刻（夜中） / 2021</text:p>
          </table:table-cell>
          <table:table-cell table:style-name="ce18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/>
          <table:table-cell table:style-name="ce18" office:value-type="string">
            <text:p>:m :PHOTO 起きた時刻 / 2021</text:p>
          </table:table-cell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/>
          <table:table-cell table:style-name="ce11"/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/>
          <table:table-cell table:style-name="ce11"/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/>
          <table:table-cell table:style-name="ce11"/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8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11"/>
          <table:table-cell table:style-name="ce20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 table:number-columns-repeated="2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 table:number-rows-repeated="2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8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8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9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11" table:number-columns-repeated="2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18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8"/>
          <table:table-cell table:style-name="ce20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2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2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86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8"/>
          <table:table-cell table:number-columns-repeated="3"/>
          <table:table-cell table:style-name="ce38"/>
          <table:table-cell table:number-columns-repeated="1017"/>
        </table:table-row>
        <table:table-row table:style-name="ro1">
          <table:table-cell table:number-columns-repeated="2"/>
          <table:table-cell table:style-name="ce29"/>
          <table:table-cell table:number-columns-repeated="1021"/>
        </table:table-row>
        <table:table-row table:style-name="ro1">
          <table:table-cell table:number-columns-repeated="2"/>
          <table:table-cell table:style-name="ce30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1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31" office:value-type="float" office:value="29">
            <text:p>2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2" office:value-type="string">
            <text:p>blank</text:p>
          </table:table-cell>
          <table:table-cell table:style-name="ce32" table:formula="of:=COUNTBLANK([.$C$2:.C17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-*</text:p>
          </table:table-cell>
          <table:table-cell table:style-name="ce33" table:formula="of:=COUNTIF([.$C$2:.$C81];&quot;-\*&quot;)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4" office:value-type="string">
            <text:p>XXX</text:p>
          </table:table-cell>
          <table:table-cell table:style-name="ce34" table:formula="of:=SUM([.C243:.C24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total</text:p>
          </table:table-cell>
          <table:table-cell table:style-name="ce32" table:formula="of:=COUNTA([.$B$2:.$B29])" office:value-type="float" office:value="18">
            <text:p>18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5" office:value-type="string">
            <text:p>blanks</text:p>
          </table:table-cell>
          <table:table-cell table:style-name="ce35"/>
          <table:table-cell table:number-columns-repeated="1021"/>
        </table:table-row>
        <table:table-row table:style-name="ro1">
          <table:table-cell table:style-name="ce7"/>
          <table:table-cell table:style-name="ce16" office:value-type="string">
            <text:p>:m XXX</text:p>
          </table:table-cell>
          <table:table-cell table:style-name="ce32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:m music / log / kb / </text:p>
          </table:table-cell>
          <table:table-cell table:style-name="ce32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:m XXX</text:p>
          </table:table-cell>
          <table:table-cell table:style-name="ce32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:m X-X</text:p>
          </table:table-cell>
          <table:table-cell table:style-name="ce32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2" office:value-type="string">
            <text:p>:m X-X:X RES / 245 / 『相対性理論』　メラー　永田恒夫、伊藤大介、訳 / p.XX</text:p>
          </table:table-cell>
          <table:table-cell table:style-name="ce32" table:formula="of:=COUNTIF([.$C$2:.$C29];[.B3026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2" office:value-type="string">
            <text:p>:bookmemo / 読んだ本 / 『』 / 著者=XXX</text:p>
          </table:table-cell>
          <table:table-cell table:style-name="ce32" table:formula="of:=COUNTIF([.$C$2:.$C29];[.B3026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2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7"/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8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瞼の裏 / 左目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目尻 / ひび割れ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other / log / 寝る前　ウェブ閲覧　記録　（for オナニー） / 未了 / other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1" office:value-type="string">
            <text:p>:m :PHOTO 寝た時刻 / 2021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:PHOTO 起きた時刻 / 202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夜中） / 202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二度寝） / 202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PHOTO 記録 / 文書 / 時刻：start=風呂から戻る～end=アダルト関連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1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oto / 演奏、play / q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1-06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1-06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p-2021-062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記録 / @=XX / topic=XX / subject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topic=XX / content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思ったこと,thought / content=~,topic=~,rec-loc=~,other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1-062X-X / category=~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1-062X-XX / loc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2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3" office:value-type="string">
            <text:p>:tome/ (lang=XX)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topic=XXX / content=XXX / lang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考えた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lets / action activity / 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/ やって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? X-X*X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2" table:formula="of:=COUNTIF([.$C$2:.$C11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6">
          <table:table-cell table:style-name="ce9" office:value-type="string">
            <text:p>*</text:p>
          </table:table-cell>
          <table:table-cell table:style-name="ce24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7">
          <table:table-cell/>
          <table:table-cell table:style-name="ce25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49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43:Sheet1.C248" table:on-update-keep-styles="true" table:on-update-keep-size="false"/>
        <table:database-range table:name="XXX" table:target-range-address="Sheet1.B243:Sheet1.B243" table:on-update-keep-styles="true" table:on-update-keep-size="false"/>
        <table:database-range table:name="XXX_music" table:target-range-address="Sheet1.B244:Sheet1.B244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14">2021/11/14</text:date>, <text:time>11:30:2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11-14T11:30:23.08</dc:date>
    <dc:creator>iwabuchi ken</dc:creator>
    <meta:editing-duration>P40DT3H9M6S</meta:editing-duration>
    <meta:editing-cycles>13780</meta:editing-cycles>
    <meta:document-statistic meta:table-count="1" meta:cell-count="457" meta:object-count="0"/>
  </office:meta>
</office:document-meta>
</file>